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P10" style:parent-style-name="Standard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P11" style:parent-style-name="Standard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P12" style:parent-style-name="Standard" style:family="paragraph">
      <style:text-properties fo:font-weight="bold" style:font-weight-asian="bold" fo:font-size="14pt" style:font-size-asian="14pt" style:font-size-complex="14pt"/>
    </style:style>
    <style:style style:name="P13" style:parent-style-name="NoSpacing" style:list-style-name="LFO1" style:family="paragraph">
      <style:paragraph-properties fo:text-align="justify"/>
      <style:text-properties fo:font-size="12pt" style:font-size-asian="12pt"/>
    </style:style>
    <style:style style:name="P14" style:parent-style-name="NoSpacing" style:list-style-name="LFO1" style:family="paragraph">
      <style:paragraph-properties fo:text-align="justify"/>
    </style:style>
    <style:style style:name="T15" style:parent-style-name="DefaultParagraphFont" style:family="text">
      <style:text-properties fo:font-size="12pt" style:font-size-asian="12pt"/>
    </style:style>
    <style:style style:name="T16" style:parent-style-name="DefaultParagraphFont" style:family="text">
      <style:text-properties fo:font-size="12pt" style:font-size-asian="12pt"/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T20" style:parent-style-name="DefaultParagraphFont" style:family="text">
      <style:text-properties fo:font-size="12pt" style:font-size-asian="12pt"/>
    </style:style>
    <style:style style:name="T21" style:parent-style-name="DefaultParagraphFont" style:family="text">
      <style:text-properties fo:font-size="12pt" style:font-size-asian="12pt"/>
    </style:style>
    <style:style style:name="T22" style:parent-style-name="DefaultParagraphFont" style:family="text">
      <style:text-properties fo:font-size="12pt" style:font-size-asian="12pt"/>
    </style:style>
    <style:style style:name="T23" style:parent-style-name="DefaultParagraphFont" style:family="text">
      <style:text-properties fo:font-size="12pt" style:font-size-asian="12pt"/>
    </style:style>
  </office:automatic-styles>
  <office:body>
    <office:text text:use-soft-page-breaks="true">
      <text:p text:style-name="P1">Microcontroller System Laboratory</text:p>
      <text:p text:style-name="P2"/>
      <text:p text:style-name="P3">Statement of experiments</text:p>
      <text:p text:style-name="P4"/>
      <text:p text:style-name="P5"/>
      <text:p text:style-name="Standard"><text:span text:style-name="T6">Execution platform:<text:s/></text:span><text:span text:style-name="T7">Simulator</text:span><text:span text:style-name="T8"><text:s/></text:span><text:span text:style-name="T9">EdSim51</text:span></text:p>
      <text:p text:style-name="P10"/>
      <text:p text:style-name="P11"/>
      <text:p text:style-name="P12">Experiment<text:s/>6:<text:s/>Motor</text:p>
      <text:p text:style-name="Standard"/>
      <text:list text:style-name="LFO1" text:continue-numbering="true">
        <text:list-item>
          <text:p text:style-name="P13">Rotate motor in clockwise direction and display the number of revolutions on Display 0 (the 7-segment display).<text:s/><text:s/>Change the direction of motor rotation from clockwise to anti-clockwise after every 5 revolutions. Display the direction of rotation on LCD display</text:p>
        </text:list-item>
        <text:list-item>
          <text:p text:style-name="P14"><text:span text:style-name="T15">Vary t</text:span><text:span text:style-name="T16">he speed of the motor manually (using the slider to the right of the motor).<text:s/></text:span><text:span text:style-name="T17">Display the revolutions count</text:span><text:span text:style-name="T18"><text:s/>and direction on LCD, stop</text:span><text:span text:style-name="T19"><text:s/>the motor<text:s/></text:span><text:span text:style-name="T20">rotation<text:s/></text:span><text:span text:style-name="T21">after the max</text:span><text:span text:style-name="T22">.</text:span><text:span text:style-name="T23"><text:s/>count that can be displayed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paragraph-properties fo:widows="2" fo:orphans="2" style:vertical-align="auto"/>
      <style:text-properties style:font-name="Calibri" style:font-name-asian="Calibri" style:font-name-complex="Mangal" style:letter-kerning="false" fo:font-size="11pt" style:font-size-asian="11pt" style:font-size-complex="11pt" fo:language="en" fo:country="IN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etna</meta:initial-creator>
    <dc:creator>Chetna</dc:creator>
    <meta:creation-date>2021-09-28T07:41:00Z</meta:creation-date>
    <dc:date>2021-10-26T04:58:00Z</dc:date>
    <meta:template xlink:href="Normal" xlink:type="simple"/>
    <meta:editing-cycles>6</meta:editing-cycles>
    <meta:editing-duration>PT8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87" meta:character-count="586" meta:row-count="4" meta:non-whitespace-character-count="500"/>
  </office:meta>
</office:document-meta>
</file>